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e7f8" officeooo:paragraph-rsid="0010e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Simples do Seminário</text:p>
      <text:p text:style-name="P1"/>
      <text:p text:style-name="P1">Usar o Rails como framework</text:p>
      <text:p text:style-name="P1"/>
      <text:p text:style-name="P1">Quem usa: GitHub, Airbnb, Twitch.tv, Soundcloud, Hulu (netflix),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20:55:38.125000000</meta:creation-date>
    <dc:date>2016-08-02T20:58:55.370000000</dc:date>
    <meta:editing-duration>PT3M20S</meta:editing-duration>
    <meta:editing-cycles>1</meta:editing-cycles>
    <meta:document-statistic meta:table-count="0" meta:image-count="0" meta:object-count="0" meta:page-count="1" meta:paragraph-count="3" meta:word-count="18" meta:character-count="120" meta:non-whitespace-character-count="105"/>
    <meta:generator>LibreOffice/5.1.4.2$Windows_x86 LibreOffice_project/f99d75f39f1c57ebdd7ffc5f42867c12031db97a</meta:generator>
  </office:meta>
</office:document-meta>
</file>